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opacity="100%" draw:textarea-horizontal-align="justify" draw:textarea-vertical-align="middle" draw:auto-grow-height="false" fo:min-height="1.75cm" fo:min-width="3.5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opacity="100%" draw:textarea-horizontal-align="justify" draw:textarea-vertical-align="middle" draw:auto-grow-height="false" fo:min-height="1.716cm" fo:min-width="3.466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opacity="100%" draw:textarea-horizontal-align="justify" draw:textarea-vertical-align="middle" draw:auto-grow-height="false" fo:min-height="0.716cm" fo:min-width="2.4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64cm" fo:min-width="1.268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44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3cm" fo:min-width="1.234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216cm" fo:min-width="4.966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5.716cm" fo:min-width="16.466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7.388cm" fo:min-width="17.138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228cm" fo:min-width="6.478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2cm" fo:min-width="3.87cm" fo:padding-top="0.142cm" fo:padding-bottom="0.142cm" fo:padding-left="0.267cm" fo:padding-right="0.267cm"/>
    </style:style>
    <style:style style:name="gr18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3.216cm" fo:min-width="4.966cm" fo:padding-top="0.177cm" fo:padding-bottom="0.177cm" fo:padding-left="0.302cm" fo:padding-right="0.302cm"/>
    </style:style>
    <style:style style:name="gr19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5.716cm" fo:min-width="16.466cm" fo:padding-top="0.177cm" fo:padding-bottom="0.177cm" fo:padding-left="0.302cm" fo:padding-right="0.302cm"/>
    </style:style>
    <style:style style:name="gr20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7.388cm" fo:min-width="17.138cm" fo:padding-top="0.177cm" fo:padding-bottom="0.177cm" fo:padding-left="0.302cm" fo:padding-right="0.302cm"/>
    </style:style>
    <style:style style:name="gr2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4.228cm" fo:min-width="6.478cm" fo:padding-top="0.177cm" fo:padding-bottom="0.177cm" fo:padding-left="0.302cm" fo:padding-right="0.302cm"/>
    </style:style>
    <style:style style:name="gr22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0.62cm" fo:min-width="3.87cm" fo:padding-top="0.177cm" fo:padding-bottom="0.177cm" fo:padding-left="0.302cm" fo:padding-right="0.302cm"/>
    </style:style>
    <style:style style:name="gr23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opacity="100%"/>
      <style:paragraph-properties fo:text-align="center"/>
      <style:text-properties fo:font-size="12pt"/>
    </style:style>
    <style:style style:name="P6" style:family="paragraph">
      <loext:graphic-properties draw:fill="none"/>
      <style:paragraph-properties fo:text-align="center"/>
      <style:text-properties fo:font-size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2cm" svg:x="8cm" svg:y="5cm">
          <text:p text:style-name="P1">react </text:p>
          <text:p text:style-name="P1">component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cm" svg:height="2cm" svg:x="4cm" svg:y="10cm">
          <text:p text:style-name="P1">react </text:p>
          <text:p text:style-name="P1">component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cm" svg:height="2cm" svg:x="12cm" svg:y="10cm">
          <text:p text:style-name="P1">react </text:p>
          <text:p text:style-name="P1">componen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cm" svg:y1="7cm" svg:x2="6cm" svg:y2="10cm" draw:start-shape="id1" draw:end-shape="id2" draw:end-glue-point="0" svg:d="M10000 7000v1500h-4000v1500" svg:viewBox="0 0 4001 3001">
          <text:p/>
        </draw:connector>
        <draw:connector draw:style-name="gr3" draw:text-style-name="P3" draw:layer="layout" svg:x1="10cm" svg:y1="7cm" svg:x2="14cm" svg:y2="10cm" draw:start-shape="id1" draw:start-glue-point="2" draw:end-shape="id3" draw:end-glue-point="0" svg:d="M10000 7000v1500h4000v1500" svg:viewBox="0 0 4001 3001">
          <text:p/>
        </draw:connector>
        <draw:frame draw:style-name="gr4" draw:text-style-name="P4" draw:layer="layout" svg:width="2.085cm" svg:height="0.962cm" svg:x="3.815cm" svg:y="8.3cm">
          <draw:text-box>
            <text:p>props</text:p>
          </draw:text-box>
        </draw:frame>
        <draw:frame draw:style-name="gr4" draw:text-style-name="P4" draw:layer="layout" svg:width="2.085cm" svg:height="0.962cm" svg:x="14.215cm" svg:y="8.2cm">
          <draw:text-box>
            <text:p>props</text:p>
          </draw:text-box>
        </draw:frame>
        <draw:line draw:style-name="gr3" draw:text-style-name="P3" draw:layer="layout" svg:x1="10cm" svg:y1="2.8cm" svg:x2="10cm" svg:y2="5cm">
          <text:p/>
        </draw:line>
        <draw:frame draw:style-name="gr4" draw:text-style-name="P4" draw:layer="layout" svg:width="2.085cm" svg:height="0.962cm" svg:x="10.2cm" svg:y="3.138cm">
          <draw:text-box>
            <text:p>props</text:p>
          </draw:text-box>
        </draw:frame>
        <draw:frame draw:style-name="gr5" draw:text-style-name="P4" draw:layer="layout" svg:width="2.331cm" svg:height="0.962cm" svg:x="10.1cm" svg:y="7.138cm">
          <draw:text-box>
            <text:p>render</text:p>
          </draw:text-box>
        </draw:frame>
      </draw:page>
      <draw:page draw:name="page2" draw:style-name="dp1" draw:master-page-name="Default">
        <draw:custom-shape draw:style-name="gr6" draw:text-style-name="P5" xml:id="id4" draw:id="id4" draw:layer="layout" svg:width="3cm" svg:height="1cm" svg:x="9cm" svg:y="3cm">
          <text:p text:style-name="P1"><text:span text:style-name="T1">react</text:span></text:p>
          <text:p text:style-name="P1"><text:span text:style-name="T1">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6" draw:id="id6" draw:layer="layout" svg:width="3cm" svg:height="1cm" svg:x="7cm" svg:y="6cm">
          <text:p text:style-name="P1"><text:span text:style-name="T1">react</text:span></text:p>
          <text:p text:style-name="P1"><text:span text:style-name="T1">componen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5" draw:id="id5" draw:layer="layout" svg:width="3cm" svg:height="1cm" svg:x="11cm" svg:y="6cm">
          <text:p text:style-name="P1"><text:span text:style-name="T1">reac</text:span><text:span text:style-name="T1">t</text:span></text:p>
          <text:p text:style-name="P1"><text:span text:style-name="T1">com</text:span><text:span text:style-name="T1">pon</text:span><text:span text:style-name="T1">en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7" draw:id="id7" draw:layer="layout" svg:width="3cm" svg:height="1cm" svg:x="5cm" svg:y="9cm">
          <text:p text:style-name="P1"><text:span text:style-name="T1">react</text:span></text:p>
          <text:p text:style-name="P1"><text:span text:style-name="T1">comp</text:span><text:span text:style-name="T1">onen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8" draw:id="id8" draw:layer="layout" svg:width="3cm" svg:height="1cm" svg:x="9cm" svg:y="9cm">
          <text:p text:style-name="P1"><text:span text:style-name="T1">react</text:span></text:p>
          <text:p text:style-name="P1"><text:span text:style-name="T1">component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5cm" svg:y1="4cm" svg:x2="12.5cm" svg:y2="6cm" draw:start-shape="id4" draw:start-glue-point="2" draw:end-shape="id5" draw:end-glue-point="0" svg:d="M10500 4000v1000h2000v1000" svg:viewBox="0 0 2001 2001">
          <text:p/>
        </draw:connector>
        <draw:connector draw:style-name="gr3" draw:text-style-name="P3" draw:layer="layout" svg:x1="10.5cm" svg:y1="4cm" svg:x2="8.5cm" svg:y2="6cm" draw:start-shape="id4" draw:start-glue-point="2" draw:end-shape="id6" draw:end-glue-point="0" svg:d="M10500 4000v1000h-2000v1000" svg:viewBox="0 0 2001 2001">
          <text:p/>
        </draw:connector>
        <draw:connector draw:style-name="gr3" draw:text-style-name="P3" draw:layer="layout" svg:x1="8.5cm" svg:y1="7cm" svg:x2="6.5cm" svg:y2="9cm" draw:start-shape="id6" draw:start-glue-point="2" draw:end-shape="id7" draw:end-glue-point="0" svg:d="M8500 7000v1000h-2000v1000" svg:viewBox="0 0 2001 2001">
          <text:p/>
        </draw:connector>
        <draw:connector draw:style-name="gr3" draw:text-style-name="P3" draw:layer="layout" svg:x1="8.5cm" svg:y1="7cm" svg:x2="10.5cm" svg:y2="9cm" draw:start-shape="id6" draw:start-glue-point="2" draw:end-shape="id8" draw:end-glue-point="0" svg:d="M8500 7000v1000h2000v1000" svg:viewBox="0 0 2001 2001">
          <text:p/>
        </draw:connector>
        <draw:line draw:style-name="gr3" draw:text-style-name="P3" draw:layer="layout" svg:x1="10.5cm" svg:y1="1.5cm" svg:x2="10.5cm" svg:y2="3cm">
          <text:p/>
        </draw:line>
      </draw:page>
      <draw:page draw:name="page3" draw:style-name="dp1" draw:master-page-name="Default">
        <draw:custom-shape draw:style-name="gr6" draw:text-style-name="P5" xml:id="id9" draw:id="id9" draw:layer="layout" svg:width="3cm" svg:height="1cm" svg:x="9cm" svg:y="3cm">
          <text:p text:style-name="P1"><text:span text:style-name="T1">react</text:span></text:p>
          <text:p text:style-name="P1"><text:span text:style-name="T1">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11" draw:id="id11" draw:layer="layout" svg:width="3cm" svg:height="1cm" svg:x="7cm" svg:y="6cm">
          <text:p text:style-name="P1"><text:span text:style-name="T1">react</text:span></text:p>
          <text:p text:style-name="P1"><text:span text:style-name="T1">comp</text:span><text:span text:style-name="T1">onen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0" draw:id="id10" draw:layer="layout" svg:width="3cm" svg:height="1cm" svg:x="11cm" svg:y="6cm">
          <text:p text:style-name="P1"><text:span text:style-name="T1">react</text:span></text:p>
          <text:p text:style-name="P1"><text:span text:style-name="T1">componen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2" draw:id="id12" draw:layer="layout" svg:width="3cm" svg:height="1cm" svg:x="5cm" svg:y="9cm">
          <text:p text:style-name="P1"><text:span text:style-name="T1">react</text:span></text:p>
          <text:p text:style-name="P1"><text:span text:style-name="T1">componen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3" draw:id="id13" draw:layer="layout" svg:width="3cm" svg:height="1cm" svg:x="9cm" svg:y="9cm">
          <text:p text:style-name="P1"><text:span text:style-name="T1">reac</text:span><text:span text:style-name="T1">t</text:span></text:p>
          <text:p text:style-name="P1"><text:span text:style-name="T1">com</text:span><text:span text:style-name="T1">pon</text:span><text:span text:style-name="T1">ent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5cm" svg:y1="4cm" svg:x2="12.5cm" svg:y2="6cm" draw:start-shape="id9" draw:start-glue-point="2" draw:end-shape="id10" draw:end-glue-point="0" svg:d="M10500 4000v1000h2000v1000" svg:viewBox="0 0 2001 2001">
          <text:p/>
        </draw:connector>
        <draw:connector draw:style-name="gr3" draw:text-style-name="P3" draw:layer="layout" svg:x1="10.5cm" svg:y1="4cm" svg:x2="8.5cm" svg:y2="6cm" draw:start-shape="id9" draw:start-glue-point="2" draw:end-shape="id11" draw:end-glue-point="0" svg:d="M10500 4000v1000h-2000v1000" svg:viewBox="0 0 2001 2001">
          <text:p/>
        </draw:connector>
        <draw:connector draw:style-name="gr3" draw:text-style-name="P3" draw:layer="layout" svg:x1="8.5cm" svg:y1="7cm" svg:x2="6.5cm" svg:y2="9cm" draw:start-shape="id11" draw:start-glue-point="2" draw:end-shape="id12" draw:end-glue-point="0" svg:d="M8500 7000v1000h-2000v1000" svg:viewBox="0 0 2001 2001">
          <text:p/>
        </draw:connector>
        <draw:connector draw:style-name="gr3" draw:text-style-name="P3" draw:layer="layout" svg:x1="8.5cm" svg:y1="7cm" svg:x2="10.5cm" svg:y2="9cm" draw:start-shape="id11" draw:start-glue-point="2" draw:end-shape="id13" draw:end-glue-point="0" svg:d="M8500 7000v1000h2000v1000" svg:viewBox="0 0 2001 2001">
          <text:p/>
        </draw:connector>
        <draw:line draw:style-name="gr3" draw:text-style-name="P3" draw:layer="layout" svg:x1="10.5cm" svg:y1="1.5cm" svg:x2="10.5cm" svg:y2="3cm">
          <text:p/>
        </draw:line>
        <draw:line draw:style-name="gr3" draw:text-style-name="P3" draw:layer="layout" svg:x1="6cm" svg:y1="3.5cm" svg:x2="9cm" svg:y2="3.5cm">
          <text:p/>
        </draw:line>
        <draw:custom-shape draw:style-name="gr7" draw:text-style-name="P6" draw:layer="layout" svg:width="2.5cm" svg:height="2cm" svg:x="3.5cm" svg:y="2.5cm">
          <text:p text:style-name="P1"><text:span text:style-name="T1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565cm" svg:height="0.725cm" svg:x="10.435cm" svg:y="1.775cm">
          <draw:text-box>
            <text:p><text:span text:style-name="T2">props</text:span></text:p>
          </draw:text-box>
        </draw:frame>
        <draw:frame draw:style-name="gr8" draw:text-style-name="P7" draw:layer="layout" svg:width="1.565cm" svg:height="0.725cm" svg:x="8.5cm" svg:y="5.275cm">
          <draw:text-box>
            <text:p><text:span text:style-name="T2">props</text:span></text:p>
          </draw:text-box>
        </draw:frame>
        <draw:frame draw:style-name="gr8" draw:text-style-name="P7" draw:layer="layout" svg:width="1.565cm" svg:height="0.725cm" svg:x="12.5cm" svg:y="5.275cm">
          <draw:text-box>
            <text:p><text:span text:style-name="T2">props</text:span></text:p>
          </draw:text-box>
        </draw:frame>
        <draw:frame draw:style-name="gr8" draw:text-style-name="P7" draw:layer="layout" svg:width="1.565cm" svg:height="0.725cm" svg:x="10.435cm" svg:y="8.275cm">
          <draw:text-box>
            <text:p><text:span text:style-name="T2">props</text:span></text:p>
          </draw:text-box>
        </draw:frame>
        <draw:frame draw:style-name="gr8" draw:text-style-name="P7" draw:layer="layout" svg:width="1.565cm" svg:height="0.725cm" svg:x="6.5cm" svg:y="8.275cm">
          <draw:text-box>
            <text:p><text:span text:style-name="T2">props</text:span></text:p>
          </draw:text-box>
        </draw:frame>
        <draw:frame draw:style-name="gr9" draw:text-style-name="P7" draw:layer="layout" svg:width="2.344cm" svg:height="0.725cm" svg:x="6.156cm" svg:y="2.775cm">
          <draw:text-box>
            <text:p><text:span text:style-name="T2">setState()</text:span></text:p>
          </draw:text-box>
        </draw:frame>
      </draw:page>
      <draw:page draw:name="page4" draw:style-name="dp1" draw:master-page-name="Default">
        <draw:custom-shape draw:style-name="gr6" draw:text-style-name="P5" xml:id="id14" draw:id="id14" draw:layer="layout" svg:width="3cm" svg:height="1cm" svg:x="9cm" svg:y="3cm">
          <text:p text:style-name="P1"><text:span text:style-name="T1">react</text:span></text:p>
          <text:p text:style-name="P1"><text:span text:style-name="T1">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16" draw:id="id16" draw:layer="layout" svg:width="3cm" svg:height="1cm" svg:x="7cm" svg:y="6cm">
          <text:p text:style-name="P1"><text:span text:style-name="T1">react</text:span></text:p>
          <text:p text:style-name="P1"><text:span text:style-name="T1">componen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5" draw:id="id15" draw:layer="layout" svg:width="3cm" svg:height="1cm" svg:x="11cm" svg:y="6cm">
          <text:p text:style-name="P1"><text:span text:style-name="T1">react</text:span></text:p>
          <text:p text:style-name="P1"><text:span text:style-name="T1">componen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7" draw:id="id17" draw:layer="layout" svg:width="3cm" svg:height="1cm" svg:x="5cm" svg:y="9cm">
          <text:p text:style-name="P1"><text:span text:style-name="T1">react</text:span></text:p>
          <text:p text:style-name="P1"><text:span text:style-name="T1">componen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8" draw:id="id18" draw:layer="layout" svg:width="3cm" svg:height="1cm" svg:x="9cm" svg:y="9cm">
          <text:p text:style-name="P1"><text:span text:style-name="T1">react</text:span></text:p>
          <text:p text:style-name="P1"><text:span text:style-name="T1">component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5cm" svg:y1="4cm" svg:x2="12.5cm" svg:y2="6cm" draw:start-shape="id14" draw:start-glue-point="2" draw:end-shape="id15" draw:end-glue-point="0" svg:d="M10500 4000v1000h2000v1000" svg:viewBox="0 0 2001 2001">
          <text:p/>
        </draw:connector>
        <draw:connector draw:style-name="gr3" draw:text-style-name="P3" draw:layer="layout" svg:x1="10.5cm" svg:y1="4cm" svg:x2="8.5cm" svg:y2="6cm" draw:start-shape="id14" draw:start-glue-point="2" draw:end-shape="id16" draw:end-glue-point="0" svg:d="M10500 4000v1000h-2000v1000" svg:viewBox="0 0 2001 2001">
          <text:p/>
        </draw:connector>
        <draw:connector draw:style-name="gr3" draw:text-style-name="P3" draw:layer="layout" svg:x1="8.5cm" svg:y1="7cm" svg:x2="6.5cm" svg:y2="9cm" draw:start-shape="id16" draw:start-glue-point="2" draw:end-shape="id17" draw:end-glue-point="0" svg:d="M8500 7000v1000h-2000v1000" svg:viewBox="0 0 2001 2001">
          <text:p/>
        </draw:connector>
        <draw:connector draw:style-name="gr3" draw:text-style-name="P3" draw:layer="layout" svg:x1="8.5cm" svg:y1="7cm" svg:x2="10.5cm" svg:y2="9cm" draw:start-shape="id16" draw:start-glue-point="2" draw:end-shape="id18" draw:end-glue-point="0" svg:d="M8500 7000v1000h2000v1000" svg:viewBox="0 0 2001 2001">
          <text:p/>
        </draw:connector>
        <draw:line draw:style-name="gr3" draw:text-style-name="P3" draw:layer="layout" svg:x1="10.5cm" svg:y1="1.5cm" svg:x2="10.5cm" svg:y2="3cm">
          <text:p/>
        </draw:line>
        <draw:line draw:style-name="gr3" draw:text-style-name="P3" draw:layer="layout" svg:x1="5.5cm" svg:y1="3.5cm" svg:x2="9cm" svg:y2="3.5cm">
          <text:p/>
        </draw:line>
        <draw:custom-shape draw:style-name="gr10" draw:text-style-name="P6" xml:id="id19" draw:id="id19" draw:layer="layout" svg:width="2.5cm" svg:height="2cm" svg:x="3cm" svg:y="2.5cm">
          <text:p text:style-name="P1"><text:span text:style-name="T1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565cm" svg:height="0.725cm" svg:x="10.435cm" svg:y="1.775cm">
          <draw:text-box>
            <text:p><text:span text:style-name="T2">props</text:span></text:p>
          </draw:text-box>
        </draw:frame>
        <draw:frame draw:style-name="gr8" draw:text-style-name="P7" draw:layer="layout" svg:width="1.565cm" svg:height="0.725cm" svg:x="8.5cm" svg:y="5.275cm">
          <draw:text-box>
            <text:p><text:span text:style-name="T2">props</text:span></text:p>
          </draw:text-box>
        </draw:frame>
        <draw:frame draw:style-name="gr8" draw:text-style-name="P7" draw:layer="layout" svg:width="1.565cm" svg:height="0.725cm" svg:x="12.5cm" svg:y="5.275cm">
          <draw:text-box>
            <text:p><text:span text:style-name="T2">props</text:span></text:p>
          </draw:text-box>
        </draw:frame>
        <draw:frame draw:style-name="gr8" draw:text-style-name="P7" draw:layer="layout" svg:width="1.565cm" svg:height="0.725cm" svg:x="10.435cm" svg:y="8.275cm">
          <draw:text-box>
            <text:p><text:span text:style-name="T2">props</text:span></text:p>
          </draw:text-box>
        </draw:frame>
        <draw:frame draw:style-name="gr8" draw:text-style-name="P7" draw:layer="layout" svg:width="1.565cm" svg:height="0.725cm" svg:x="6.5cm" svg:y="8.275cm">
          <draw:text-box>
            <text:p><text:span text:style-name="T2">props</text:span></text:p>
          </draw:text-box>
        </draw:frame>
        <draw:frame draw:style-name="gr9" draw:text-style-name="P7" draw:layer="layout" svg:width="2.344cm" svg:height="0.725cm" svg:x="6.156cm" svg:y="2.775cm">
          <draw:text-box>
            <text:p><text:span text:style-name="T2">setState()</text:span></text:p>
          </draw:text-box>
        </draw:frame>
        <draw:custom-shape draw:style-name="gr10" draw:text-style-name="P6" draw:layer="layout" svg:width="2.5cm" svg:height="2cm" svg:x="17cm" svg:y="5.5cm">
          <text:p text:style-name="P1"><text:span text:style-name="T1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.344cm" svg:height="0.725cm" svg:x="14.5cm" svg:y="5.775cm">
          <draw:text-box>
            <text:p><text:span text:style-name="T2">setState()</text:span></text:p>
          </draw:text-box>
        </draw:frame>
        <draw:line draw:style-name="gr3" draw:text-style-name="P3" draw:layer="layout" svg:x1="17cm" svg:y1="6.5cm" svg:x2="14cm" svg:y2="6.5cm">
          <text:p/>
        </draw:line>
        <draw:connector draw:style-name="gr3" draw:text-style-name="P3" draw:layer="layout" svg:x1="4.25cm" svg:y1="4.5cm" svg:x2="7cm" svg:y2="6.5cm" draw:start-shape="id19" draw:start-glue-point="8" draw:end-shape="id16" draw:end-glue-point="3" svg:d="M4250 4500v2000h2750" svg:viewBox="0 0 2751 2001">
          <text:p/>
        </draw:connector>
        <draw:frame draw:style-name="gr9" draw:text-style-name="P7" draw:layer="layout" svg:width="2.344cm" svg:height="0.725cm" svg:x="4.264cm" svg:y="5.775cm">
          <draw:text-box>
            <text:p><text:span text:style-name="T2">setState()</text:span></text:p>
          </draw:text-box>
        </draw:frame>
      </draw:page>
      <draw:page draw:name="page5" draw:style-name="dp1" draw:master-page-name="Default">
        <draw:custom-shape draw:style-name="gr11" draw:text-style-name="P8" draw:layer="layout" svg:width="5.5cm" svg:height="3.5cm" svg:x="3.5cm" svg:y="5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.229cm" svg:height="0.962cm" svg:x="5.271cm" svg:y="4.038cm">
          <draw:text-box>
            <text:p>item 1</text:p>
          </draw:text-box>
        </draw:frame>
        <draw:custom-shape draw:style-name="gr13" draw:text-style-name="P8" draw:layer="layout" svg:width="17cm" svg:height="6cm" svg:x="2cm" svg:y="3.5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1.594cm" svg:height="1cm" svg:x="10cm" svg:y="2cm">
          <draw:text-box>
            <text:p>root</text:p>
          </draw:text-box>
        </draw:frame>
        <draw:custom-shape draw:style-name="gr15" draw:text-style-name="P8" draw:layer="layout" svg:width="18.5cm" svg:height="8.5cm" svg:x="1.5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draw:layer="layout" svg:width="7.5cm" svg:height="5cm" svg:x="2.5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4.5cm" svg:height="1cm" svg:x="4cm" svg:y="5.5cm">
          <text:p text:style-name="P1">subitem 1-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4.5cm" svg:height="1cm" svg:x="4cm" svg:y="7cm">
          <text:p text:style-name="P1">subitem 1-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5.5cm" svg:height="3.5cm" svg:x="11.5cm" svg:y="5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.229cm" svg:height="0.962cm" svg:x="13.271cm" svg:y="4.038cm">
          <draw:text-box>
            <text:p>item 2</text:p>
          </draw:text-box>
        </draw:frame>
        <draw:custom-shape draw:style-name="gr16" draw:text-style-name="P8" draw:layer="layout" svg:width="7.5cm" svg:height="5cm" svg:x="10.5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4.5cm" svg:height="1cm" svg:x="12cm" svg:y="5.5cm">
          <text:p text:style-name="P1">subitem 2-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4.5cm" svg:height="1cm" svg:x="12cm" svg:y="7cm">
          <text:p text:style-name="P1">subitem 2-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draw:layer="layout" svg:width="5.5cm" svg:height="3.5cm" svg:x="3.5cm" svg:y="14.5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.229cm" svg:height="0.962cm" svg:x="5.271cm" svg:y="13.538cm">
          <draw:text-box>
            <text:p>item 1</text:p>
          </draw:text-box>
        </draw:frame>
        <draw:custom-shape draw:style-name="gr19" draw:text-style-name="P8" draw:layer="layout" svg:width="17cm" svg:height="6cm" svg:x="2cm" svg:y="13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1.594cm" svg:height="1cm" svg:x="10cm" svg:y="11.5cm">
          <draw:text-box>
            <text:p>root</text:p>
          </draw:text-box>
        </draw:frame>
        <draw:custom-shape draw:style-name="gr20" draw:text-style-name="P8" draw:layer="layout" svg:width="18.5cm" svg:height="8.5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8" draw:layer="layout" svg:width="7.5cm" svg:height="5cm" svg:x="2.5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4.5cm" svg:height="1cm" svg:x="4cm" svg:y="15cm">
          <text:p text:style-name="P1">subitem 1-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4.5cm" svg:height="1cm" svg:x="4cm" svg:y="16.5cm">
          <text:p text:style-name="P1">subitem 1-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5.5cm" svg:height="3.5cm" svg:x="11.5cm" svg:y="14.5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.229cm" svg:height="0.962cm" svg:x="13.271cm" svg:y="13.538cm">
          <draw:text-box>
            <text:p>item 2</text:p>
          </draw:text-box>
        </draw:frame>
        <draw:custom-shape draw:style-name="gr16" draw:text-style-name="P8" draw:layer="layout" svg:width="7.5cm" svg:height="5cm" svg:x="10.5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4.5cm" svg:height="1cm" svg:x="12cm" svg:y="15cm">
          <text:p text:style-name="P1">subitem 2-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4.5cm" svg:height="1cm" svg:x="12cm" svg:y="16.5cm">
          <text:p text:style-name="P1">subitem 2-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line draw:style-name="gr23" draw:text-style-name="P3" draw:layer="layout" svg:x1="2cm" svg:y1="2cm" svg:x2="2cm" svg:y2="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30T15:00:28.403593984</meta:creation-date>
    <dc:date>2019-05-20T21:56:45.707885707</dc:date>
    <meta:editing-duration>PT1H25M41S</meta:editing-duration>
    <meta:editing-cycles>8</meta:editing-cycles>
    <meta:generator>LibreOffice/6.2.3.2$Linux_X86_64 LibreOffice_project/20$Build-2</meta:generator>
    <meta:document-statistic meta:object-count="88"/>
  </office:meta>
</office:document-meta>
</file>